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-left="none" fo:border-right="none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-left="none" fo:border-right="none" fo:border-top="none" fo:border-bottom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-left="none" fo:border-right="none" fo:border-top="none" fo:border-bottom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-left="none" fo:border-right="none" fo:border-top="none" fo:border-bottom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-left="none" fo:border-right="none" fo:border-top="none" fo:border-bottom="0.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fo:padding="0.097cm" fo:border-left="none" fo:border-right="none" fo:border-top="none" fo:border-bottom="0.5pt solid #000000"/>
    </style:style>
    <style:style style:name="Таблица8" style:family="table">
      <style:table-properties style:width="17cm" table:align="margins" fo:background-color="transparent">
        <style:background-image/>
      </style:table-properties>
    </style:style>
    <style:style style:name="Таблица8.A" style:family="table-column">
      <style:table-column-properties style:column-width="17cm" style:rel-column-width="65535*"/>
    </style:style>
    <style:style style:name="Таблица8.A1" style:family="table-cell">
      <style:table-cell-properties fo:padding="0.097cm" fo:border-left="none" fo:border-right="none" fo:border-top="none" fo:border-bottom="0.5pt solid #000000"/>
    </style:style>
    <style:style style:name="Таблица8.4" style:family="table-row">
      <style:table-row-properties fo:background-color="transparent">
        <style:background-image/>
      </style:table-row-properties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7cm" style:rel-column-width="65535*"/>
    </style:style>
    <style:style style:name="Таблица9.A1" style:family="table-cell">
      <style:table-cell-properties fo:padding="0.097cm" fo:border-left="none" fo:border-right="none" fo:border-top="none" fo:border-bottom="0.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7cm" style:rel-column-width="65535*"/>
    </style:style>
    <style:style style:name="Таблица10.A1" style:family="table-cell">
      <style:table-cell-properties fo:padding="0.097cm" fo:border-left="none" fo:border-right="none" fo:border-top="none" fo:border-bottom="0.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7cm" style:rel-column-width="65535*"/>
    </style:style>
    <style:style style:name="Таблица11.A1" style:family="table-cell">
      <style:table-cell-properties fo:padding="0.097cm" fo:border-left="none" fo:border-right="none" fo:border-top="none" fo:border-bottom="0.5pt solid #000000"/>
    </style:style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1.397cm" style:rel-column-width="793*"/>
    </style:style>
    <style:style style:name="Таблица1.B" style:family="table-column">
      <style:table-column-properties style:column-width="5.106cm" style:rel-column-width="2897*"/>
    </style:style>
    <style:style style:name="Таблица1.C" style:family="table-column">
      <style:table-column-properties style:column-width="3.692cm" style:rel-column-width="2095*"/>
    </style:style>
    <style:style style:name="Таблица1.D" style:family="table-column">
      <style:table-column-properties style:column-width="6.803cm" style:rel-column-width="3860*"/>
    </style:style>
    <style:style style:name="Таблица1.A1" style:family="table-cell">
      <style:table-cell-properties fo:padding="0.097cm" fo:border="none"/>
    </style:style>
    <style:style style:name="Таблица1.B1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fo:font-size="14pt" officeooo:paragraph-rsid="00163630" style:font-size-asian="14pt" style:font-size-complex="14pt"/>
    </style:style>
    <style:style style:name="P3" style:family="paragraph" style:parent-style-name="Text_20_body">
      <style:paragraph-properties style:writing-mode="lr-tb"/>
      <style:text-properties style:font-name="Liberation Serif" fo:font-size="14pt" officeooo:paragraph-rsid="00163630" style:font-size-asian="14pt" style:font-size-complex="14pt"/>
    </style:style>
    <style:style style:name="P4" style:family="paragraph" style:parent-style-name="Table_20_Contents">
      <style:text-properties style:font-name="Liberation Serif" fo:font-size="14pt" style:font-size-asian="14pt" style:font-size-complex="14pt"/>
    </style:style>
    <style:style style:name="P5" style:family="paragraph" style:parent-style-name="Table_20_Contents">
      <style:text-properties style:font-name="Liberation Serif" fo:font-size="14pt" officeooo:rsid="00163630" officeooo:paragraph-rsid="00163630" style:font-size-asian="14pt" style:font-size-complex="14pt"/>
    </style:style>
    <style:style style:name="P6" style:family="paragraph" style:parent-style-name="Table_20_Contents">
      <loext:graphic-properties draw:fill="solid" draw:fill-color="#ffffff" draw:opacity="100%"/>
      <style:paragraph-properties fo:background-color="#ffffff"/>
      <style:text-properties style:font-name="Liberation Serif" fo:font-size="14pt" officeooo:rsid="00163630" officeooo:paragraph-rsid="00163630" style:font-size-asian="14pt" style:font-size-complex="14pt"/>
    </style:style>
    <style:style style:name="P7" style:family="paragraph" style:parent-style-name="Text_20_body">
      <style:paragraph-properties style:writing-mode="lr-tb"/>
      <style:text-properties style:font-name="Liberation Serif" fo:font-size="14pt" officeooo:rsid="00163630" officeooo:paragraph-rsid="00163630" style:font-size-asian="14pt" style:font-size-complex="14pt"/>
    </style:style>
    <style:style style:name="P8" style:family="paragraph" style:parent-style-name="Text_20_body">
      <style:text-properties style:font-name="Liberation Serif" fo:font-size="14pt" style:font-size-asian="14pt" style:font-size-complex="14pt"/>
    </style:style>
    <style:style style:name="P9" style:family="paragraph" style:parent-style-name="Text_20_body">
      <style:paragraph-properties style:writing-mode="lr-tb"/>
      <style:text-properties style:font-name="Liberation Serif" fo:font-size="14pt" style:font-size-asian="14pt" style:font-size-complex="14pt"/>
    </style:style>
    <style:style style:name="P10" style:family="paragraph" style:parent-style-name="Text_20_body">
      <style:paragraph-properties fo:margin-left="0cm" fo:margin-right="0cm" fo:text-indent="0cm" style:auto-text-indent="false" style:writing-mode="lr-tb"/>
      <style:text-properties style:font-name="Liberation Serif" fo:font-size="14pt" fo:background-color="transparent" style:font-size-asian="14pt" style:font-size-complex="14pt"/>
    </style:style>
    <style:style style:name="P11" style:family="paragraph" style:parent-style-name="Text_20_body">
      <loext:graphic-properties draw:fill="solid" draw:fill-color="#ffffff" draw:opacity="100%"/>
      <style:paragraph-properties fo:margin-left="0cm" fo:margin-right="0cm" fo:text-indent="0cm" style:auto-text-indent="false" fo:background-color="#ffffff" style:writing-mode="lr-tb"/>
      <style:text-properties style:font-name="Liberation Serif" fo:font-size="14pt" fo:background-color="transparent" style:font-size-asian="14pt" style:font-size-complex="14pt"/>
    </style:style>
    <style:style style:name="P12" style:family="paragraph" style:parent-style-name="Text_20_body">
      <style:text-properties officeooo:paragraph-rsid="00163630"/>
    </style:style>
    <style:style style:name="P13" style:family="paragraph" style:parent-style-name="Table_20_Contents">
      <style:text-properties style:font-name="Liberation Serif" fo:font-size="14pt" style:font-size-asian="14pt" style:font-size-complex="14pt"/>
    </style:style>
    <style:style style:name="P14" style:family="paragraph" style:parent-style-name="Table_20_Contents">
      <style:text-properties style:font-name="Liberation Serif" fo:font-size="14pt" officeooo:rsid="00197ff1" officeooo:paragraph-rsid="00197ff1" style:font-size-asian="14pt" style:font-size-complex="14pt"/>
    </style:style>
    <style:style style:name="P15" style:family="paragraph" style:parent-style-name="Table_20_Contents">
      <style:paragraph-properties fo:text-align="end" style:justify-single-word="false"/>
      <style:text-properties style:font-name="Liberation Serif" fo:font-size="14pt" officeooo:rsid="00197ff1" officeooo:paragraph-rsid="00197ff1" style:font-size-asian="14pt" style:font-size-complex="14pt"/>
    </style:style>
    <style:style style:name="P16" style:family="paragraph" style:parent-style-name="Text_20_body" style:list-style-name="L1">
      <style:paragraph-properties fo:margin-left="0cm" fo:margin-right="0cm" fo:text-indent="0cm" style:auto-text-indent="false" fo:padding="0cm" fo:border="none" style:writing-mode="lr-tb"/>
      <style:text-properties officeooo:paragraph-rsid="0017cb65"/>
    </style:style>
    <style:style style:name="P17" style:family="paragraph" style:parent-style-name="Text_20_body" style:list-style-name="L1">
      <style:paragraph-properties fo:margin-left="0cm" fo:margin-right="0cm" fo:text-indent="0cm" style:auto-text-indent="false" fo:padding="0cm" fo:border="none" style:writing-mode="lr-tb"/>
      <style:text-properties style:font-name="Liberation Serif" fo:font-size="14pt" style:font-size-asian="14pt" style:font-size-complex="14pt"/>
    </style:style>
    <style:style style:name="P18" style:family="paragraph" style:parent-style-name="Text_20_body" style:list-style-name="L1">
      <style:paragraph-properties fo:margin-left="0cm" fo:margin-right="0cm" fo:text-indent="0cm" style:auto-text-indent="false" fo:padding="0cm" fo:border="none" style:writing-mode="lr-tb"/>
      <style:text-properties style:font-name="Liberation Serif" fo:font-size="14pt" officeooo:paragraph-rsid="00163630" style:font-size-asian="14pt" style:font-size-complex="14pt"/>
    </style:style>
    <style:style style:name="P19" style:family="paragraph" style:parent-style-name="Text_20_body" style:list-style-name="L2">
      <style:paragraph-properties fo:margin-left="0cm" fo:margin-right="0cm" fo:text-indent="0cm" style:auto-text-indent="false" fo:padding="0cm" fo:border="none" style:writing-mode="lr-tb"/>
      <style:text-properties style:font-name="Liberation Serif" fo:font-size="14pt" officeooo:paragraph-rsid="00163630" style:font-size-asian="14pt" style:font-size-complex="14pt"/>
    </style:style>
    <style:style style:name="P20" style:family="paragraph" style:parent-style-name="Text_20_body" style:list-style-name="L3">
      <style:paragraph-properties fo:margin-left="0cm" fo:margin-right="0cm" fo:text-indent="0cm" style:auto-text-indent="false" fo:padding="0cm" fo:border="none" style:writing-mode="lr-tb"/>
      <style:text-properties style:font-name="Liberation Serif" fo:font-size="14pt" officeooo:paragraph-rsid="00163630" style:font-size-asian="14pt" style:font-size-complex="14pt"/>
    </style:style>
    <style:style style:name="P21" style:family="paragraph" style:parent-style-name="Text_20_body" style:list-style-name="L4">
      <style:paragraph-properties fo:margin-left="0cm" fo:margin-right="0cm" fo:text-indent="0cm" style:auto-text-indent="false" fo:padding="0cm" fo:border="none" style:writing-mode="lr-tb"/>
      <style:text-properties style:font-name="Liberation Serif" fo:font-size="14pt" officeooo:paragraph-rsid="00163630" style:font-size-asian="14pt" style:font-size-complex="14pt"/>
    </style:style>
    <style:style style:name="P22" style:family="paragraph" style:parent-style-name="Text_20_body" style:list-style-name="L5">
      <style:paragraph-properties fo:margin-left="0cm" fo:margin-right="0cm" fo:text-indent="0cm" style:auto-text-indent="false" fo:padding="0cm" fo:border="none" style:writing-mode="lr-tb"/>
      <style:text-properties style:font-name="Liberation Serif" fo:font-size="14pt" officeooo:paragraph-rsid="00163630" style:font-size-asian="14pt" style:font-size-complex="14pt"/>
    </style:style>
    <style:style style:name="P23" style:family="paragraph" style:parent-style-name="Text_20_body" style:list-style-name="L5">
      <loext:graphic-properties draw:fill="solid" draw:fill-color="#ffffff" draw:opacity="100%"/>
      <style:paragraph-properties fo:margin-left="0cm" fo:margin-right="0cm" fo:text-indent="0cm" style:auto-text-indent="false" fo:background-color="#ffffff" fo:padding="0cm" fo:border="none" style:writing-mode="lr-tb"/>
      <style:text-properties style:font-name="Liberation Serif" fo:font-size="14pt" officeooo:paragraph-rsid="00163630" style:font-size-asian="14pt" style:font-size-complex="14pt"/>
    </style:style>
    <style:style style:name="P24" style:family="paragraph" style:parent-style-name="Text_20_body" style:list-style-name="L6">
      <style:paragraph-properties fo:margin-left="0cm" fo:margin-right="0cm" fo:text-indent="0cm" style:auto-text-indent="false" fo:padding="0cm" fo:border="none" style:writing-mode="lr-tb"/>
      <style:text-properties style:font-name="Liberation Serif" fo:font-size="14pt" officeooo:paragraph-rsid="00163630" style:font-size-asian="14pt" style:font-size-complex="14pt"/>
    </style:style>
    <style:style style:name="P25" style:family="paragraph" style:parent-style-name="Text_20_body" style:list-style-name="L7">
      <style:paragraph-properties fo:margin-left="0cm" fo:margin-right="0cm" fo:text-indent="0cm" style:auto-text-indent="false" fo:padding="0cm" fo:border="none" style:writing-mode="lr-tb"/>
      <style:text-properties style:font-name="Liberation Serif" fo:font-size="14pt" officeooo:paragraph-rsid="00163630" style:font-size-asian="14pt" style:font-size-complex="14pt"/>
    </style:style>
    <style:style style:name="P26" style:family="paragraph" style:parent-style-name="Text_20_body" style:list-style-name="L8">
      <style:paragraph-properties fo:margin-left="0cm" fo:margin-right="0cm" fo:text-indent="0cm" style:auto-text-indent="false" fo:padding="0cm" fo:border="none" style:writing-mode="lr-tb"/>
      <style:text-properties style:font-name="Liberation Serif" fo:font-size="14pt" officeooo:paragraph-rsid="0017cb65" style:font-size-asian="14pt" style:font-size-complex="14pt"/>
    </style:style>
    <style:style style:name="P27" style:family="paragraph" style:parent-style-name="Text_20_body" style:list-style-name="L8">
      <style:paragraph-properties fo:margin-left="0cm" fo:margin-right="0cm" fo:text-indent="0cm" style:auto-text-indent="false" fo:padding="0cm" fo:border="none" style:writing-mode="lr-tb"/>
      <style:text-properties style:font-name="Liberation Serif" fo:font-size="14pt" officeooo:paragraph-rsid="00163630" style:font-size-asian="14pt" style:font-size-complex="14pt"/>
    </style:style>
    <style:style style:name="P28" style:family="paragraph" style:parent-style-name="Text_20_body" style:list-style-name="L9">
      <style:paragraph-properties fo:margin-left="0cm" fo:margin-right="0cm" fo:text-indent="0cm" style:auto-text-indent="false" fo:padding="0cm" fo:border="none" style:writing-mode="lr-tb"/>
      <style:text-properties style:font-name="Liberation Serif" fo:font-size="14pt" officeooo:paragraph-rsid="00163630" style:font-size-asian="14pt" style:font-size-complex="14pt"/>
    </style:style>
    <style:style style:name="P29" style:family="paragraph" style:parent-style-name="Text_20_body" style:list-style-name="L10">
      <style:paragraph-properties fo:margin-left="0cm" fo:margin-right="0cm" fo:text-indent="0cm" style:auto-text-indent="false" fo:padding="0cm" fo:border="none" style:writing-mode="lr-tb"/>
      <style:text-properties style:font-name="Liberation Serif" fo:font-size="14pt" officeooo:paragraph-rsid="00163630" style:font-size-asian="14pt" style:font-size-complex="14pt"/>
    </style:style>
    <style:style style:name="P30" style:family="paragraph" style:parent-style-name="Text_20_body">
      <style:paragraph-properties style:writing-mode="lr-tb"/>
      <style:text-properties style:font-name="Liberation Serif" fo:font-size="14pt" officeooo:rsid="00163630" officeooo:paragraph-rsid="00163630" style:font-size-asian="14pt" style:font-size-complex="14pt"/>
    </style:style>
    <style:style style:name="P31" style:family="paragraph" style:parent-style-name="Text_20_body" style:list-style-name="L10">
      <style:paragraph-properties fo:margin-left="0cm" fo:margin-right="0cm" fo:text-indent="0cm" style:auto-text-indent="false" fo:padding="0cm" fo:border="none" style:writing-mode="lr-tb"/>
      <style:text-properties style:font-name="Liberation Serif" fo:font-size="14pt" officeooo:paragraph-rsid="00163630" fo:background-color="transparent" style:font-size-asian="14pt" style:font-size-complex="14pt"/>
    </style:style>
    <style:style style:name="P32" style:family="paragraph" style:parent-style-name="Text_20_body" style:list-style-name="L8">
      <style:paragraph-properties fo:margin-left="0cm" fo:margin-right="0cm" fo:text-indent="0cm" style:auto-text-indent="false" fo:padding="0cm" fo:border="none" style:writing-mode="lr-tb"/>
      <style:text-properties officeooo:paragraph-rsid="00163630"/>
    </style:style>
    <style:style style:name="P33" style:family="paragraph">
      <style:paragraph-properties fo:text-align="star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6363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Liberation Serif" fo:font-size="14pt" style:font-size-asian="14pt" style:font-size-complex="14pt"/>
    </style:style>
    <style:style style:name="T5" style:family="text">
      <style:text-properties style:font-name="Liberation Serif" fo:font-size="14pt" officeooo:rsid="00163630" style:font-size-asian="14pt" style:font-size-complex="14pt"/>
    </style:style>
    <style:style style:name="T6" style:family="text">
      <style:text-properties style:font-name="Liberation Serif" fo:font-size="14pt" fo:background-color="transparent" loext:char-shading-value="0" style:font-size-asian="14pt" style:font-size-complex="14pt"/>
    </style:style>
    <style:style style:name="T7" style:family="text">
      <style:text-properties style:font-name="Liberation Serif" fo:font-size="14pt" officeooo:rsid="0017cb65" fo:background-color="transparent" loext:char-shading-value="0" style:font-size-asian="14pt" style:font-size-complex="14pt"/>
    </style:style>
    <style:style style:name="T8" style:family="text">
      <style:text-properties officeooo:rsid="0017cb65"/>
    </style:style>
    <style:style style:name="T9" style:family="text">
      <style:text-properties officeooo:rsid="00197ff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Флажок 1" form:control-implementation="ooo:com.sun.star.form.component.CheckBox" xml:id="control1" form:id="control1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2" form:id="control2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3" form:id="control3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4" form:id="control4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5" form:id="control5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6" form:id="control6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7" form:id="control7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8" form:id="control8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9" form:id="control9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10" form:id="control10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11" form:id="control11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12" form:id="control12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13" form:id="control13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14" form:id="control14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15" form:id="control15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16" form:id="control16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17" form:id="control17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18" form:id="control18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19" form:id="control19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20" form:id="control20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21" form:id="control21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22" form:id="control22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23" form:id="control23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24" form:id="control24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25" form:id="control25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26" form:id="control26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27" form:id="control27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28" form:id="control28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29" form:id="control29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30" form:id="control30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31" form:id="control31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32" form:id="control32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33" form:id="control33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34" form:id="control34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35" form:id="control35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36" form:id="control36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37" form:id="control37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38" form:id="control38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39" form:id="control39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40" form:id="control40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/></text:p>
      <text:p text:style-name="P7"><text:s text:c="18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4">ФИО</text:p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15">ДАТА</text:p>
          </table:table-cell>
          <table:table-cell table:style-name="Таблица1.B1" office:value-type="string">
            <text:p text:style-name="P4"/>
          </table:table-cell>
        </table:table-row>
      </table:table>
      <text:p text:style-name="P7"/>
      <text:p text:style-name="P11"><text:tab/><text:tab/><text:tab/><text:tab/>Тест по обществознани<text:span text:style-name="T8">ю</text:span></text:p>
      <text:p text:style-name="P10">1. Какое из перечисленных понятий является категорией философии?</text:p>
      <text:list text:style-name="L1">
        <text:list-header>
          <text:p text:style-name="P17"><text:span text:style-name="T1"><draw:control text:anchor-type="as-char" draw:z-index="0" draw:name="Элемент управления 1" draw:style-name="gr1" draw:text-style-name="P33" svg:width="0.495cm" svg:height="0.354cm" draw:control="control1"/></text:span><text:span text:style-name="T1">Человек</text:span></text:p>
          <text:p text:style-name="P16"><text:span text:style-name="T6"><draw:control text:anchor-type="as-char" draw:z-index="37" draw:name="Элемент управления 2" draw:style-name="gr1" draw:text-style-name="P33" svg:width="0.495cm" svg:height="0.354cm" draw:control="control38"/></text:span><text:span text:style-name="T6">Государство</text:span></text:p>
          <text:p text:style-name="P16"><text:span text:style-name="T7"><draw:control text:anchor-type="as-char" draw:z-index="38" draw:name="Элемент управления 3" draw:style-name="gr1" draw:text-style-name="P33" svg:width="0.495cm" svg:height="0.354cm" draw:control="control39"/></text:span><text:span text:style-name="T7">Культура </text:span></text:p>
          <text:p text:style-name="P18"><text:span text:style-name="T1"><draw:control text:anchor-type="as-char" draw:z-index="1" draw:name="Элемент управления 4" draw:style-name="gr1" draw:text-style-name="P33" svg:width="0.495cm" svg:height="0.354cm" draw:control="control2"/></text:span><text:span text:style-name="T1">Личность</text:span></text:p>
        </text:list-header>
      </text:list>
      <text:p text:style-name="P10">2. К какому типу общественных отношений относится брак?</text:p>
      <text:list text:style-name="L2">
        <text:list-header>
          <text:p text:style-name="P19"><text:span text:style-name="T1"><draw:control text:anchor-type="as-char" draw:z-index="2" draw:name="Элемент управления 5" draw:style-name="gr1" draw:text-style-name="P33" svg:width="0.495cm" svg:height="0.354cm" draw:control="control3"/></text:span><text:span text:style-name="T1">Политические</text:span></text:p>
          <text:p text:style-name="P19"><text:span text:style-name="T1"><draw:control text:anchor-type="as-char" draw:z-index="3" draw:name="Элемент управления 6" draw:style-name="gr1" draw:text-style-name="P33" svg:width="0.495cm" svg:height="0.354cm" draw:control="control4"/></text:span><text:span text:style-name="T1">Экономические</text:span></text:p>
          <text:p text:style-name="P19"><text:span text:style-name="T1"><draw:control text:anchor-type="as-char" draw:z-index="4" draw:name="Элемент управления 7" draw:style-name="gr1" draw:text-style-name="P33" svg:width="0.495cm" svg:height="0.354cm" draw:control="control5"/></text:span><text:span text:style-name="T1">Социальные</text:span></text:p>
          <text:p text:style-name="P19"><text:span text:style-name="T1"><draw:control text:anchor-type="as-char" draw:z-index="5" draw:name="Элемент управления 8" draw:style-name="gr1" draw:text-style-name="P33" svg:width="0.495cm" svg:height="0.354cm" draw:control="control6"/></text:span><text:span text:style-name="T1">Духовные</text:span></text:p>
        </text:list-header>
      </text:list>
      <text:p text:style-name="P10">3. Что из перечисленного является примером социального института?</text:p>
      <text:list text:style-name="L3">
        <text:list-header>
          <text:p text:style-name="P20"><text:span text:style-name="T1"><draw:control text:anchor-type="as-char" draw:z-index="6" draw:name="Элемент управления 9" draw:style-name="gr1" draw:text-style-name="P33" svg:width="0.495cm" svg:height="0.354cm" draw:control="control7"/></text:span><text:span text:style-name="T1">Семья</text:span></text:p>
          <text:p text:style-name="P20"><text:span text:style-name="T1"><draw:control text:anchor-type="as-char" draw:z-index="7" draw:name="Элемент управления 10" draw:style-name="gr1" draw:text-style-name="P33" svg:width="0.495cm" svg:height="0.354cm" draw:control="control8"/></text:span><text:span text:style-name="T1">Школа</text:span></text:p>
          <text:p text:style-name="P20"><text:span text:style-name="T1"><draw:control text:anchor-type="as-char" draw:z-index="8" draw:name="Элемент управления 11" draw:style-name="gr1" draw:text-style-name="P33" svg:width="0.495cm" svg:height="0.354cm" draw:control="control9"/></text:span><text:span text:style-name="T1">Государство</text:span></text:p>
          <text:p text:style-name="P20"><text:span text:style-name="T1"><draw:control text:anchor-type="as-char" draw:z-index="9" draw:name="Элемент управления 12" draw:style-name="gr1" draw:text-style-name="P33" svg:width="0.495cm" svg:height="0.354cm" draw:control="control10"/></text:span><text:span text:style-name="T1">Все вышеперечисленное</text:span></text:p>
        </text:list-header>
      </text:list>
      <text:p text:style-name="P10">4. Какая из характеристик является признаком правового государства?</text:p>
      <text:list text:style-name="L4">
        <text:list-header>
          <text:p text:style-name="P21"><text:span text:style-name="T1"><draw:control text:anchor-type="as-char" draw:z-index="10" draw:name="Элемент управления 13" draw:style-name="gr1" draw:text-style-name="P33" svg:width="0.495cm" svg:height="0.354cm" draw:control="control11"/></text:span><text:span text:style-name="T1">Разделение властей</text:span></text:p>
          <text:p text:style-name="P21"><text:span text:style-name="T1"><draw:control text:anchor-type="as-char" draw:z-index="11" draw:name="Элемент управления 14" draw:style-name="gr1" draw:text-style-name="P33" svg:width="0.495cm" svg:height="0.354cm" draw:control="control12"/></text:span><text:span text:style-name="T1">Наличие конституции</text:span></text:p>
          <text:p text:style-name="P21"><text:span text:style-name="T1"><draw:control text:anchor-type="as-char" draw:z-index="12" draw:name="Элемент управления 15" draw:style-name="gr1" draw:text-style-name="P33" svg:width="0.495cm" svg:height="0.354cm" draw:control="control13"/></text:span><text:span text:style-name="T1">Верховенство закона</text:span></text:p>
          <text:p text:style-name="P21"><text:span text:style-name="T1"><draw:control text:anchor-type="as-char" draw:z-index="13" draw:name="Элемент управления 16" draw:style-name="gr1" draw:text-style-name="P33" svg:width="0.495cm" svg:height="0.354cm" draw:control="control14"/></text:span><text:span text:style-name="T1">Все вышеперечисленное</text:span></text:p>
        </text:list-header>
      </text:list>
      <text:p text:style-name="P10">5. Какое из понятий относится к сфере экономики?</text:p>
      <text:list text:style-name="L5">
        <text:list-header>
          <text:p text:style-name="P22"><text:span text:style-name="T1"><draw:control text:anchor-type="as-char" draw:z-index="14" draw:name="Элемент управления 17" draw:style-name="gr1" draw:text-style-name="P33" svg:width="0.495cm" svg:height="0.354cm" draw:control="control15"/></text:span><text:span text:style-name="T1">Спрос</text:span></text:p>
          <text:p text:style-name="P23"><text:soft-page-break/><text:span text:style-name="T1"><draw:control text:anchor-type="as-char" draw:z-index="15" draw:name="Элемент управления 18" draw:style-name="gr1" draw:text-style-name="P33" svg:width="0.495cm" svg:height="0.354cm" draw:control="control16"/></text:span><text:span text:style-name="T1">Религия</text:span></text:p>
          <text:p text:style-name="P22"><text:span text:style-name="T1"><draw:control text:anchor-type="as-char" draw:z-index="16" draw:name="Элемент управления 19" draw:style-name="gr1" draw:text-style-name="P33" svg:width="0.495cm" svg:height="0.354cm" draw:control="control17"/></text:span><text:span text:style-name="T1">Образование</text:span></text:p>
          <text:p text:style-name="P22"><text:span text:style-name="T1"><draw:control text:anchor-type="as-char" draw:z-index="17" draw:name="Элемент управления 20" draw:style-name="gr1" draw:text-style-name="P33" svg:width="0.495cm" svg:height="0.354cm" draw:control="control18"/></text:span><text:span text:style-name="T1">Искусство</text:span></text:p>
        </text:list-header>
      </text:list>
      <text:p text:style-name="P10">6. Что такое гражданское общество?</text:p>
      <text:list text:style-name="L6">
        <text:list-header>
          <text:p text:style-name="P24"><text:span text:style-name="T1"><draw:control text:anchor-type="as-char" draw:z-index="18" draw:name="Элемент управления 21" draw:style-name="gr1" draw:text-style-name="P33" svg:width="0.495cm" svg:height="0.354cm" draw:control="control19"/></text:span><text:span text:style-name="T1">Система государственных органов</text:span></text:p>
          <text:p text:style-name="P24"><text:span text:style-name="T1"><draw:control text:anchor-type="as-char" draw:z-index="19" draw:name="Элемент управления 22" draw:style-name="gr1" draw:text-style-name="P33" svg:width="0.495cm" svg:height="0.354cm" draw:control="control20"/></text:span><text:span text:style-name="T1">Сфера общественной жизни, независимая от государства</text:span></text:p>
          <text:p text:style-name="P24"><text:span text:style-name="T1"><draw:control text:anchor-type="as-char" draw:z-index="20" draw:name="Элемент управления 23" draw:style-name="gr1" draw:text-style-name="P33" svg:width="0.495cm" svg:height="0.354cm" draw:control="control21"/></text:span><text:span text:style-name="T1">Сфера политической деятельности граждан</text:span></text:p>
          <text:p text:style-name="P24"><text:span text:style-name="T1"><draw:control text:anchor-type="as-char" draw:z-index="21" draw:name="Элемент управления 24" draw:style-name="gr1" draw:text-style-name="P33" svg:width="0.495cm" svg:height="0.354cm" draw:control="control22"/></text:span><text:span text:style-name="T1">Совокупность социальных групп и организаций</text:span></text:p>
        </text:list-header>
      </text:list>
      <text:p text:style-name="P10">7. К какой ветви власти относится суд?</text:p>
      <text:list text:style-name="L7">
        <text:list-header>
          <text:p text:style-name="P25"><text:span text:style-name="T1"><draw:control text:anchor-type="as-char" draw:z-index="22" draw:name="Элемент управления 25" draw:style-name="gr1" draw:text-style-name="P33" svg:width="0.495cm" svg:height="0.354cm" draw:control="control23"/></text:span><text:span text:style-name="T1">Исполнительная</text:span></text:p>
          <text:p text:style-name="P25"><text:span text:style-name="T1"><draw:control text:anchor-type="as-char" draw:z-index="23" draw:name="Элемент управления 26" draw:style-name="gr1" draw:text-style-name="P33" svg:width="0.495cm" svg:height="0.354cm" draw:control="control24"/></text:span><text:span text:style-name="T1">Законодательная</text:span></text:p>
          <text:p text:style-name="P25"><text:span text:style-name="T1"><draw:control text:anchor-type="as-char" draw:z-index="24" draw:name="Элемент управления 27" draw:style-name="gr1" draw:text-style-name="P33" svg:width="0.495cm" svg:height="0.354cm" draw:control="control25"/></text:span><text:span text:style-name="T1">Судебная</text:span></text:p>
          <text:p text:style-name="P25"><text:span text:style-name="T1"><draw:control text:anchor-type="as-char" draw:z-index="25" draw:name="Элемент управления 28" draw:style-name="gr1" draw:text-style-name="P33" svg:width="0.495cm" svg:height="0.354cm" draw:control="control26"/></text:span><text:span text:style-name="T1">Политическая</text:span></text:p>
        </text:list-header>
      </text:list>
      <text:p text:style-name="P10">8. Какое из понятий относится к сфере политики?</text:p>
      <text:list text:style-name="L8">
        <text:list-header>
          <text:p text:style-name="P26"><text:span text:style-name="T1"><draw:control text:anchor-type="as-char" draw:z-index="39" draw:name="Элемент управления 29" draw:style-name="gr1" draw:text-style-name="P33" svg:width="0.495cm" svg:height="0.354cm" draw:control="control40"/></text:span><text:span text:style-name="T1">Свобода слова</text:span></text:p>
          <text:p text:style-name="P27"><text:span text:style-name="T1"><draw:control text:anchor-type="as-char" draw:z-index="26" draw:name="Элемент управления 30" draw:style-name="gr1" draw:text-style-name="P33" svg:width="0.495cm" svg:height="0.354cm" draw:control="control27"/></text:span><text:span text:style-name="T1">Рынок</text:span></text:p>
          <text:p text:style-name="P27"><text:span text:style-name="T1"><draw:control text:anchor-type="as-char" draw:z-index="27" draw:name="Элемент управления 31" draw:style-name="gr1" draw:text-style-name="P33" svg:width="0.495cm" svg:height="0.354cm" draw:control="control28"/></text:span><text:span text:style-name="T1">Религия</text:span></text:p>
          <text:p text:style-name="P32"><text:span text:style-name="T6"><draw:control text:anchor-type="as-char" draw:z-index="28" draw:name="Элемент управления 32" draw:style-name="gr1" draw:text-style-name="P33" svg:width="0.495cm" svg:height="0.354cm" draw:control="control29"/></text:span><text:span text:style-name="T4">Искусство</text:span></text:p>
        </text:list-header>
      </text:list>
      <text:p text:style-name="P2"/>
      <text:p text:style-name="P10">9. Что такое демократия?</text:p>
      <text:list text:style-name="L9">
        <text:list-header>
          <text:p text:style-name="P28"><text:span text:style-name="T1"><draw:control text:anchor-type="as-char" draw:z-index="29" draw:name="Элемент управления 33" draw:style-name="gr1" draw:text-style-name="P33" svg:width="0.495cm" svg:height="0.354cm" draw:control="control30"/></text:span><text:span text:style-name="T1">Форма правления, основанная на принципе народовластия</text:span></text:p>
          <text:p text:style-name="P28"><text:span text:style-name="T1"><draw:control text:anchor-type="as-char" draw:z-index="30" draw:name="Элемент управления 34" draw:style-name="gr1" draw:text-style-name="P33" svg:width="0.495cm" svg:height="0.354cm" draw:control="control31"/></text:span><text:span text:style-name="T1">Форма правления, основанная на принципе единоначалия</text:span></text:p>
          <text:p text:style-name="P28"><text:span text:style-name="T1"><draw:control text:anchor-type="as-char" draw:z-index="31" draw:name="Элемент управления 35" draw:style-name="gr1" draw:text-style-name="P33" svg:width="0.495cm" svg:height="0.354cm" draw:control="control32"/></text:span><text:span text:style-name="T1">Форма правления, основанная на принципе монархии</text:span></text:p>
          <text:p text:style-name="P28"><text:span text:style-name="T1"><draw:control text:anchor-type="as-char" draw:z-index="32" draw:name="Элемент управления 36" draw:style-name="gr1" draw:text-style-name="P33" svg:width="0.495cm" svg:height="0.354cm" draw:control="control33"/></text:span><text:span text:style-name="T1">Форма правления, основанная на принципе теократии</text:span></text:p>
        </text:list-header>
      </text:list>
      <text:p text:style-name="P10">10. К каким видам социальных норм относятся правила этикета?</text:p>
      <text:list text:style-name="L10">
        <text:list-header>
          <text:p text:style-name="P29"><text:span text:style-name="T1"><draw:control text:anchor-type="as-char" draw:z-index="33" draw:name="Элемент управления 37" draw:style-name="gr1" draw:text-style-name="P33" svg:width="0.495cm" svg:height="0.354cm" draw:control="control34"/></text:span><text:span text:style-name="T1">Правовые</text:span></text:p>
          <text:p text:style-name="P29"><text:span text:style-name="T1"><draw:control text:anchor-type="as-char" draw:z-index="34" draw:name="Элемент управления 38" draw:style-name="gr1" draw:text-style-name="P33" svg:width="0.495cm" svg:height="0.354cm" draw:control="control35"/></text:span><text:span text:style-name="T1">Моральные</text:span></text:p>
          <text:p text:style-name="P29"><text:span text:style-name="T1"><draw:control text:anchor-type="as-char" draw:z-index="35" draw:name="Элемент управления 39" draw:style-name="gr1" draw:text-style-name="P33" svg:width="0.495cm" svg:height="0.354cm" draw:control="control36"/></text:span><text:span text:style-name="T1">Религиозные</text:span></text:p>
          <text:p text:style-name="P31"><text:soft-page-break/><draw:control text:anchor-type="as-char" draw:z-index="36" draw:name="Элемент управления 40" draw:style-name="gr1" draw:text-style-name="P33" svg:width="0.495cm" svg:height="0.354cm" draw:control="control37"/>Обычаи</text:p>
        </text:list-header>
      </text:list>
      <text:p text:style-name="P12"><text:span text:style-name="T4"><text:line-break/></text:span><text:bookmark text:name="docs-internal-guid-f589907b-7fff-3a3f-37b1-3169760b66b4"/><text:span text:style-name="T4">1</text:span><text:span text:style-name="T5">1</text:span><text:span text:style-name="T4">. В чем заключается значение социальных норм для общества? Приведите примеры различных видов социальных норм.</text:span>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4"/>
          </table:table-cell>
        </table:table-row>
        <table:table-row>
          <table:table-cell table:style-name="Таблица2.A1" office:value-type="string">
            <text:p text:style-name="P4"/>
          </table:table-cell>
        </table:table-row>
        <table:table-row>
          <table:table-cell table:style-name="Таблица2.A1" office:value-type="string">
            <text:p text:style-name="P4"/>
          </table:table-cell>
        </table:table-row>
        <table:table-row>
          <table:table-cell table:style-name="Таблица2.A1" office:value-type="string">
            <text:p text:style-name="P4"/>
          </table:table-cell>
        </table:table-row>
      </table:table>
      <text:p text:style-name="P8"><text:line-break/><text:bookmark text:name="docs-internal-guid-48a9b696-7fff-8753-5bbd-55f7a70afaa8"/><text:span text:style-name="T2">1</text:span>2. Опишите взаимосвязь между экономикой и политикой. Приведите примеры взаимодействия этих сфер общественной жизни.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4"/>
          </table:table-cell>
        </table:table-row>
        <table:table-row>
          <table:table-cell table:style-name="Таблица3.A1" office:value-type="string">
            <text:p text:style-name="P4"/>
          </table:table-cell>
        </table:table-row>
        <table:table-row>
          <table:table-cell table:style-name="Таблица3.A1" office:value-type="string">
            <text:p text:style-name="P4"/>
          </table:table-cell>
        </table:table-row>
        <table:table-row>
          <table:table-cell table:style-name="Таблица3.A1" office:value-type="string">
            <text:p text:style-name="P4"/>
          </table:table-cell>
        </table:table-row>
      </table:table>
      <text:p text:style-name="P8"/>
      <text:p text:style-name="P9"><text:span text:style-name="T2">13</text:span>. Что такое гражданское общество? В чем состоит его роль в развитии демократии?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4"/>
          </table:table-cell>
        </table:table-row>
        <table:table-row>
          <table:table-cell table:style-name="Таблица4.A1" office:value-type="string">
            <text:p text:style-name="P4"/>
          </table:table-cell>
        </table:table-row>
        <table:table-row>
          <table:table-cell table:style-name="Таблица4.A1" office:value-type="string">
            <text:p text:style-name="P4"/>
          </table:table-cell>
        </table:table-row>
        <table:table-row>
          <table:table-cell table:style-name="Таблица4.A1" office:value-type="string">
            <text:p text:style-name="P4"/>
          </table:table-cell>
        </table:table-row>
      </table:table>
      <text:p text:style-name="P8"/>
      <text:p text:style-name="P9"><text:span text:style-name="T2">1</text:span>4. Объясните понятие "социальная мобильность". Какие факторы могут влиять на социальную мобильность индивида?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4"/>
          </table:table-cell>
        </table:table-row>
        <table:table-row>
          <table:table-cell table:style-name="Таблица5.A1" office:value-type="string">
            <text:p text:style-name="P4"/>
          </table:table-cell>
        </table:table-row>
        <table:table-row>
          <table:table-cell table:style-name="Таблица5.A1" office:value-type="string">
            <text:p text:style-name="P4"/>
          </table:table-cell>
        </table:table-row>
        <table:table-row>
          <table:table-cell table:style-name="Таблица5.A1" office:value-type="string">
            <text:p text:style-name="P4"/>
          </table:table-cell>
        </table:table-row>
      </table:table>
      <text:p text:style-name="P8"/>
      <text:p text:style-name="P9"><text:soft-page-break/><text:span text:style-name="T2">1</text:span>5. Как вы понимаете понятие "культура"? В чем заключается ее роль в жизни человека и общества?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5"/>
          </table:table-cell>
        </table:table-row>
        <table:table-row>
          <table:table-cell table:style-name="Таблица6.A1" office:value-type="string">
            <text:p text:style-name="P4"/>
          </table:table-cell>
        </table:table-row>
        <table:table-row>
          <table:table-cell table:style-name="Таблица6.A1" office:value-type="string">
            <text:p text:style-name="P4"/>
          </table:table-cell>
        </table:table-row>
        <table:table-row>
          <table:table-cell table:style-name="Таблица6.A1" office:value-type="string">
            <text:p text:style-name="P4"/>
          </table:table-cell>
        </table:table-row>
      </table:table>
      <text:p text:style-name="P8"/>
      <text:p text:style-name="P9"><text:span text:style-name="T2">1</text:span>6. Каковы основные признаки правового государства? Как вы считаете, является ли Россия правовым государством? Аргументируйте свой ответ.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5"/>
          </table:table-cell>
        </table:table-row>
        <table:table-row>
          <table:table-cell table:style-name="Таблица7.A1" office:value-type="string">
            <text:p text:style-name="P4"/>
          </table:table-cell>
        </table:table-row>
        <table:table-row>
          <table:table-cell table:style-name="Таблица7.A1" office:value-type="string">
            <text:p text:style-name="P4"/>
          </table:table-cell>
        </table:table-row>
        <table:table-row>
          <table:table-cell table:style-name="Таблица7.A1" office:value-type="string">
            <text:p text:style-name="P4"/>
          </table:table-cell>
        </table:table-row>
      </table:table>
      <text:p text:style-name="P8"/>
      <text:p text:style-name="P9"><text:span text:style-name="T2">1</text:span>7. Что такое конституция? В чем заключается ее значение для государства и общества?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4"/>
          </table:table-cell>
        </table:table-row>
        <table:table-row>
          <table:table-cell table:style-name="Таблица8.A1" office:value-type="string">
            <text:p text:style-name="P4"/>
          </table:table-cell>
        </table:table-row>
        <table:table-row>
          <table:table-cell table:style-name="Таблица8.A1" office:value-type="string">
            <text:p text:style-name="P4"/>
          </table:table-cell>
        </table:table-row>
        <table:table-row table:style-name="Таблица8.4">
          <table:table-cell table:style-name="Таблица8.A1" office:value-type="string">
            <text:p text:style-name="P4"/>
          </table:table-cell>
        </table:table-row>
        <table:table-row>
          <table:table-cell table:style-name="Таблица8.A1" office:value-type="string">
            <text:p text:style-name="P4"/>
          </table:table-cell>
        </table:table-row>
      </table:table>
      <text:p text:style-name="P8"/>
      <text:p text:style-name="P9"><text:span text:style-name="T2">1</text:span>8. Опишите взаимосвязь между свободой и ответственностью. Приведите примеры из жизни.</text:p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4"/>
          </table:table-cell>
        </table:table-row>
        <table:table-row>
          <table:table-cell table:style-name="Таблица9.A1" office:value-type="string">
            <text:p text:style-name="P4"/>
          </table:table-cell>
        </table:table-row>
        <table:table-row>
          <table:table-cell table:style-name="Таблица9.A1" office:value-type="string">
            <text:p text:style-name="P4"/>
          </table:table-cell>
        </table:table-row>
        <table:table-row>
          <table:table-cell table:style-name="Таблица9.A1" office:value-type="string">
            <text:p text:style-name="P4"/>
          </table:table-cell>
        </table:table-row>
      </table:table>
      <text:p text:style-name="P8"/>
      <text:p text:style-name="P9"><text:span text:style-name="T2">1</text:span>9. Какую роль играет образование в развитии личности и общества?</text:p>
      <table:table table:name="Таблица10" table:style-name="Таблица10">
        <table:table-column table:style-name="Таблица10.A"/>
        <text:soft-page-break/>
        <table:table-row>
          <table:table-cell table:style-name="Таблица10.A1" office:value-type="string">
            <text:p text:style-name="P4"/>
          </table:table-cell>
        </table:table-row>
        <table:table-row>
          <table:table-cell table:style-name="Таблица10.A1" office:value-type="string">
            <text:p text:style-name="P4"/>
          </table:table-cell>
        </table:table-row>
        <table:table-row>
          <table:table-cell table:style-name="Таблица10.A1" office:value-type="string">
            <text:p text:style-name="P4"/>
          </table:table-cell>
        </table:table-row>
        <table:table-row>
          <table:table-cell table:style-name="Таблица10.A1" office:value-type="string">
            <text:p text:style-name="P4"/>
          </table:table-cell>
        </table:table-row>
        <table:table-row>
          <table:table-cell table:style-name="Таблица10.A1" office:value-type="string">
            <text:p text:style-name="P4"/>
          </table:table-cell>
        </table:table-row>
      </table:table>
      <text:p text:style-name="P8"/>
      <text:p text:style-name="P9"><text:span text:style-name="T2">2</text:span>0. Как вы понимаете понятие "глобализация"? Какие последствия она имеет для современного мира?</text:p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Table_20_Contents"/>
          </table:table-cell>
        </table:table-row>
        <table:table-row>
          <table:table-cell table:style-name="Таблица11.A1" office:value-type="string">
            <text:p text:style-name="Table_20_Contents"/>
          </table:table-cell>
        </table:table-row>
        <table:table-row>
          <table:table-cell table:style-name="Таблица11.A1" office:value-type="string">
            <text:p text:style-name="Table_20_Contents"/>
          </table:table-cell>
        </table:table-row>
        <table:table-row>
          <table:table-cell table:style-name="Таблица11.A1" office:value-type="string">
            <text:p text:style-name="Table_20_Contents"/>
          </table:table-cell>
        </table:table-row>
      </table:table>
      <text:p text:style-name="Text_20_body"><text:line-break/><text:span text:style-name="T4"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5</text:page-number><text:bookmark-end text:name="PageNumWizard_FOOTER_Базовый2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08:33:02.886380348</meta:creation-date>
    <dc:date>2024-11-02T10:00:11.319214087</dc:date>
    <meta:editing-duration>PT53M26S</meta:editing-duration>
    <meta:editing-cycles>5</meta:editing-cycles>
    <meta:generator>LibreOffice/7.6.4.1$Linux_X86_64 LibreOffice_project/60$Build-1</meta:generator>
    <meta:document-statistic meta:table-count="11" meta:image-count="0" meta:object-count="0" meta:page-count="5" meta:paragraph-count="66" meta:word-count="334" meta:character-count="2291" meta:non-whitespace-character-count="2034"/>
  </office:meta>
</office:document-meta>
</file>